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5.95mm" fo:margin-left="0mm" table:align="left"/>
    </style:style>
    <style:style style:name="Table1.A" style:family="table-column">
      <style:table-column-properties style:column-width="11.47mm"/>
    </style:style>
    <style:style style:name="Table1.B" style:family="table-column">
      <style:table-column-properties style:column-width="46.3mm"/>
    </style:style>
    <style:style style:name="Table1.C" style:family="table-column">
      <style:table-column-properties style:column-width="16.76mm"/>
    </style:style>
    <style:style style:name="Table1.D" style:family="table-column">
      <style:table-column-properties style:column-width="16.55mm"/>
    </style:style>
    <style:style style:name="Table1.E" style:family="table-column">
      <style:table-column-properties style:column-width="18.52mm"/>
    </style:style>
    <style:style style:name="Table1.F" style:family="table-column">
      <style:table-column-properties style:column-width="22.33mm"/>
    </style:style>
    <style:style style:name="Table1.G" style:family="table-column">
      <style:table-column-properties style:column-width="19.77mm"/>
    </style:style>
    <style:style style:name="Table1.H" style:family="table-column">
      <style:table-column-properties style:column-width="24.25mm"/>
    </style:style>
    <style:style style:name="Table1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.H1" style:family="table-cell">
      <style:table-cell-properties style:vertical-align="middle" fo:padding="0.97mm" fo:border="0.05pt solid #000000"/>
    </style:style>
    <style:style style:name="Table1.E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A3" style:family="table-cell">
      <style:table-cell-properties style:vertical-align="middle" fo:padding="0.97mm" fo:border-left="0.05pt solid #000000" fo:border-right="none" fo:border-top="none" fo:border-bottom="1pt solid #000000"/>
    </style:style>
    <style:style style:name="Table1.H3" style:family="table-cell">
      <style:table-cell-properties style:vertical-align="middle" fo:padding="0.97mm" fo:border-left="0.05pt solid #000000" fo:border-right="0.05pt solid #000000" fo:border-top="none" fo:border-bottom="1pt solid #000000"/>
    </style:style>
    <style:style style:name="Table1.A4" style:family="table-cell">
      <style:table-cell-properties style:vertical-align="middle" fo:padding="0.97mm" fo:border-left="0.05pt solid #000000" fo:border-right="0.05pt solid #000000" fo:border-top="none" fo:border-bottom="none"/>
    </style:style>
    <style:style style:name="Table1.A5" style:family="table-cell">
      <style:table-cell-properties style:vertical-align="middle" fo:padding="0.97mm" fo:border-left="0.05pt solid #000000" fo:border-right="none" fo:border-top="none" fo:border-bottom="none"/>
    </style:style>
    <style:style style:name="Table1.A6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33.95mm" style:type="center"/>
          <style:tab-stop style:position="134.94mm" style:type="center"/>
        </style:tab-stops>
      </style:paragraph-properties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Standard">
      <style:paragraph-properties fo:text-align="start" style:justify-single-word="false">
        <style:tab-stops/>
      </style:paragraph-properties>
    </style:style>
    <style:style style:name="P4" style:family="paragraph" style:parent-style-name="Standard">
      <style:paragraph-properties fo:text-align="start" style:justify-single-word="false">
        <style:tab-stops>
          <style:tab-stop style:position="67.7mm" style:type="right" style:leader-style="dotted" style:leader-text="."/>
          <style:tab-stop style:position="87.88mm" style:type="right" style:leader-style="dotted" style:leader-text="."/>
          <style:tab-stop style:position="112.78mm" style:type="right" style:leader-style="dotted" style:leader-text="."/>
          <style:tab-stop style:position="134.62mm" style:type="right" style:leader-style="dotted" style:leader-text="."/>
          <style:tab-stop style:position="151.13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text-align="start" style:justify-single-word="false">
        <style:tab-stops>
          <style:tab-stop style:position="134.62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text-align="start" style:justify-single-word="false">
        <style:tab-stops>
          <style:tab-stop style:position="25.58mm" style:type="center"/>
          <style:tab-stop style:position="86.87mm" style:type="center"/>
          <style:tab-stop style:position="150.6mm" style:type="center"/>
        </style:tab-stops>
      </style:paragraph-properties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25.58mm" style:type="center"/>
          <style:tab-stop style:position="86.87mm" style:type="center"/>
          <style:tab-stop style:position="150.6mm" style:type="center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margin-left="0mm" fo:margin-right="0mm" fo:text-align="start" style:justify-single-word="false" fo:text-indent="0mm" style:auto-text-indent="false"/>
      <style:text-properties style:font-name="Times New Roman" fo:font-size="12pt" style:font-size-asian="12pt" style:font-name-complex="Times New Roman1" style:font-size-complex="12pt" style:font-style-complex="italic"/>
    </style:style>
    <style:style style:name="P12" style:family="paragraph" style:parent-style-name="Standard">
      <style:paragraph-properties fo:margin-left="0mm" fo:margin-right="0mm" fo:text-align="end" style:justify-single-word="false" fo:text-indent="0mm" style:auto-text-indent="false"/>
      <style:text-properties style:font-name="Times New Roman" fo:font-size="12pt" style:font-size-asian="12pt" style:font-name-complex="Times New Roman1" style:font-size-complex="12pt" style:font-style-complex="italic"/>
    </style:style>
    <style:style style:name="P13" style:family="paragraph" style:parent-style-name="Standard">
      <style:paragraph-properties>
        <style:tab-stops>
          <style:tab-stop style:position="33.95mm" style:type="center"/>
          <style:tab-stop style:position="134.94mm" style:type="center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ize="12pt" style:font-size-asian="12pt" style:font-name-complex="Times New Roman1" style:font-size-complex="12pt" style:font-style-complex="italic"/>
    </style:style>
    <style:style style:name="T3" style:family="text">
      <style:text-properties style:text-outline="false" style:text-line-through-style="none" style:font-name="Times New Roman" fo:font-size="11pt" fo:font-style="normal" fo:text-shadow="none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imes New Roman" fo:font-size="11pt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font-name="Times New Roman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UBND TỈNH <text:span text:style-name="T4">TRÀ VINH</text:span><text:tab/>Ban hành theo QĐ số: 1141-TC/QĐ/CĐKT</text:p>
      <text:p text:style-name="P1"><text:tab/>CÔNG TY TNHH XỔ SỐ KIẾN THIẾT<text:tab/>Ngày 1-11-1995 của bộ Tài chính</text:p>
      <text:p text:style-name="P1"/>
      <text:p text:style-name="P1"/>
      <text:p text:style-name="P7">PHIẾU NHẬP KHO</text:p>
      <text:p text:style-name="P2">Ngày <text:span text:style-name="T2"><text:placeholder text:placeholder-type="text">&lt;o.date[8:10]&gt;</text:placeholder></text:span> tháng <text:span text:style-name="T2"><text:placeholder text:placeholder-type="text">&lt;o.date[5:7]&gt;</text:placeholder></text:span> năm <text:span text:style-name="T2"><text:placeholder text:placeholder-type="text">&lt;o.date[:4]&gt;</text:placeholder></text:span></text:p>
      <text:p text:style-name="P2"/>
      <text:p text:style-name="P3">Họ tên người giao hàng:</text:p>
      <text:p text:style-name="P4">Theo:<text:tab/>số<text:tab/>ngày<text:tab/>tháng<text:tab/>năm<text:tab/></text:p>
      <text:p text:style-name="P5">Của<text:tab/></text:p>
      <text:p text:style-name="P3">Nhập tại kho: <text:span text:style-name="T1"><text:placeholder text:placeholder-type="text">&lt;o.location_dest_id.name&gt;</text:placeholder>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table:number-rows-spanned="2" office:value-type="string">
            <text:p text:style-name="P9">STT</text:p>
          </table:table-cell>
          <table:table-cell table:style-name="Table1.A1" table:number-rows-spanned="2" office:value-type="string">
            <text:p text:style-name="P9">Tên, nhãn hiệu, quy cách phẩm chất vật tư (Sản phẩm hàng hóa)</text:p>
          </table:table-cell>
          <table:table-cell table:style-name="Table1.A1" table:number-rows-spanned="2" office:value-type="string">
            <text:p text:style-name="P9">Mã số</text:p>
          </table:table-cell>
          <table:table-cell table:style-name="Table1.A1" table:number-rows-spanned="2" office:value-type="string">
            <text:p text:style-name="P9">Đơn vị tính</text:p>
          </table:table-cell>
          <table:table-cell table:style-name="Table1.A1" table:number-columns-spanned="2" office:value-type="string">
            <text:p text:style-name="P9">Số lượng</text:p>
          </table:table-cell>
          <table:covered-table-cell/>
          <table:table-cell table:style-name="Table1.A1" table:number-rows-spanned="2" office:value-type="string">
            <text:p text:style-name="P9">Đơn giá</text:p>
          </table:table-cell>
          <table:table-cell table:style-name="Table1.H1" table:number-rows-spanned="2" office:value-type="string">
            <text:p text:style-name="P9">Thành tiền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1.E2" office:value-type="string">
            <text:p text:style-name="P9">Yêu cầu</text:p>
          </table:table-cell>
          <table:table-cell table:style-name="Table1.E2" office:value-type="string">
            <text:p text:style-name="P9">Thực nhập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9">A</text:p>
          </table:table-cell>
          <table:table-cell table:style-name="Table1.A3" office:value-type="string">
            <text:p text:style-name="P9">B</text:p>
          </table:table-cell>
          <table:table-cell table:style-name="Table1.A3" office:value-type="string">
            <text:p text:style-name="P9">C</text:p>
          </table:table-cell>
          <table:table-cell table:style-name="Table1.A3" office:value-type="string">
            <text:p text:style-name="P9">D</text:p>
          </table:table-cell>
          <table:table-cell table:style-name="Table1.A3" office:value-type="string">
            <text:p text:style-name="P9">1</text:p>
          </table:table-cell>
          <table:table-cell table:style-name="Table1.A3" office:value-type="string">
            <text:p text:style-name="P9">2</text:p>
          </table:table-cell>
          <table:table-cell table:style-name="Table1.A3" office:value-type="string">
            <text:p text:style-name="P9">3</text:p>
          </table:table-cell>
          <table:table-cell table:style-name="Table1.H3" office:value-type="string">
            <text:p text:style-name="P9">4</text:p>
          </table:table-cell>
        </table:table-row>
        <table:table-row>
          <table:table-cell table:style-name="Table1.A4" table:number-columns-spanned="8" office:value-type="string">
            <text:p text:style-name="P10"><text:placeholder text:placeholder-type="text">&lt;for each="sequence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1"><text:placeholder text:placeholder-type="text">&lt;sequence+1&gt;</text:placeholder></text:p>
          </table:table-cell>
          <table:table-cell table:style-name="Table1.A5" office:value-type="string">
            <text:p text:style-name="P11"><text:placeholder text:placeholder-type="text">&lt;line.product_id.name&gt;</text:placeholder></text:p>
          </table:table-cell>
          <table:table-cell table:style-name="Table1.A5" office:value-type="string">
            <text:p text:style-name="P11"/>
          </table:table-cell>
          <table:table-cell table:style-name="Table1.A5" office:value-type="string">
            <text:p text:style-name="P11"><text:placeholder text:placeholder-type="text">&lt;line.product_uom.name&gt;</text:placeholder></text:p>
          </table:table-cell>
          <table:table-cell table:style-name="Table1.A5" office:value-type="string">
            <text:p text:style-name="P9"/>
          </table:table-cell>
          <table:table-cell table:style-name="Table1.A5" office:value-type="string">
            <text:p text:style-name="P12"><text:placeholder text:placeholder-type="text">&lt;line.product_qty&gt;</text:placeholder></text:p>
          </table:table-cell>
          <table:table-cell table:style-name="Table1.A5" office:value-type="string">
            <text:p text:style-name="P9"/>
          </table:table-cell>
          <table:table-cell table:style-name="Table1.A4" office:value-type="string">
            <text:p text:style-name="P9"/>
          </table:table-cell>
        </table:table-row>
        <table:table-row>
          <table:table-cell table:style-name="Table1.A6" table:number-columns-spanned="8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CỘNG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2"><text:placeholder text:placeholder-type="text">&lt;get_tong(o.move_lines)&gt;</text:placeholder></text:p>
          </table:table-cell>
          <table:table-cell table:style-name="Table1.A1" office:value-type="string">
            <text:p text:style-name="P9"/>
          </table:table-cell>
          <table:table-cell table:style-name="Table1.H1" office:value-type="string">
            <text:p text:style-name="P9"/>
          </table:table-cell>
        </table:table-row>
      </table:table>
      <text:p text:style-name="P3"/>
      <text:p text:style-name="P3">Tổng số vé (viết bằng chữ): <text:span text:style-name="T2"><text:placeholder text:placeholder-type="text">&lt;convert(get_tong(o.move_lines))&gt;</text:placeholder></text:span></text:p>
      <text:p text:style-name="P3"/>
      <text:p text:style-name="P3"/>
      <text:p text:style-name="P3"/>
      <text:p text:style-name="P6"><text:tab/><text:span text:style-name="T1">Giám đốc<text:tab/>Người giao hàng<text:tab/>Thủ kho</text:span></text:p>
      <text:p text:style-name="P8"><text:tab/>(Ký, họ tên)<text:tab/>(Ký, họ tên)<text:tab/>(Ký, họ tê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0-03T17:14:30</meta:creation-date>
    <dc:date>2016-02-16T09:42:06</dc:date>
    <dc:creator>phung11764 </dc:creator>
    <meta:editing-duration>PT43M9S</meta:editing-duration>
    <meta:editing-cycles>38</meta:editing-cycles>
    <meta:generator>LibreOffice/3.5$Linux_X86_64 LibreOffice_project/350m1$Build-2</meta:generator>
    <meta:document-statistic meta:table-count="1" meta:image-count="0" meta:object-count="0" meta:page-count="1" meta:paragraph-count="36" meta:word-count="118" meta:character-count="702" meta:non-whitespace-character-count="614"/>
  </office:meta>
</office:document-meta>
</file>